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153cm"/>
    </style:style>
    <style:style style:name="co3" style:family="table-column">
      <style:table-column-properties fo:break-before="auto" style:column-width="18.852cm"/>
    </style:style>
    <style:style style:name="co4" style:family="table-column">
      <style:table-column-properties fo:break-before="auto" style:column-width="22.892cm"/>
    </style:style>
    <style:style style:name="co5" style:family="table-column">
      <style:table-column-properties fo:break-before="auto" style:column-width="18.914cm"/>
    </style:style>
    <style:style style:name="co6" style:family="table-column">
      <style:table-column-properties fo:break-before="auto" style:column-width="14.968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 Black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la police et l'arrière plan</text:p>
          </table:table-cell>
          <table:table-cell office:value-type="string">
            <text:p>Des couleurs inapproprié qui nuit à la visibilité</text:p>
          </table:table-cell>
          <table:table-cell office:value-type="string">
            <text:p>Utilisation de couleur suffisamment contrasté de premier et d’arrière plan pour améliorer la visibilité</text:p>
          </table:table-cell>
          <table:table-cell table:style-name="ce5" office:value-type="string">
            <text:p>Changer la couleur d'arrière plan pour améliorer le contraste et la visibilité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ien redondant </text:p>
          </table:table-cell>
          <table:table-cell office:value-type="string">
            <text:p>Plusieurs liens mènent au même endroit</text:p>
          </table:table-cell>
          <table:table-cell table:style-name="ce4" office:value-type="string">
            <text:p>Éviter les répétitions des liens pour que le contenu soit clairement identifiable</text:p>
          </table:table-cell>
          <table:table-cell table:style-name="ce6" office:value-type="string">
            <text:p>Combinez les liens redondants en un seul lien 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Hiérarchisation des titres</text:p>
          </table:table-cell>
          <table:table-cell office:value-type="string">
            <text:p>Le niveau des balises « h1,h2,h3,... » a été ignoré</text:p>
          </table:table-cell>
          <table:table-cell office:value-type="string">
            <text:p>Respecter la hiérarchisation des titres pour déterminer rapidement le contenu de la page</text:p>
          </table:table-cell>
          <table:table-cell table:style-name="ce7" office:value-type="string">
            <text:p>Ajout d'une balise « H2 » entre le « H1 » et le « H3 »</text:p>
          </table:table-cell>
          <table:table-cell office:value-type="string">
            <text:p><text:a xlink:href="https://developer.mozilla.org/fr/docs/Web/HTML/Element/Heading_Elements">https://developer.mozilla.org/fr/docs/Web/HTML/Element/Heading_Elements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Titre du site</text:p>
          </table:table-cell>
          <table:table-cell office:value-type="string">
            <text:p>Aucun titre de page n'a été ajouté dans index.html</text:p>
          </table:table-cell>
          <table:table-cell office:value-type="string">
            <text:p>Ajout d'un titre au site pour améliorer son référencement </text:p>
          </table:table-cell>
          <table:table-cell table:style-name="ce7" office:value-type="string">
            <text:p>Ajouter « La chouette agence » dans la balise « &lt;title&gt; »</text:p>
          </table:table-cell>
          <table:table-cell office:value-type="string">
            <text:p>&lt;title&gt; La chouette agence &lt;/title&gt;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élément caché div keywords</text:p>
          </table:table-cell>
          <table:table-cell office:value-type="string">
            <text:p>Les textes cachés peuvent être considéré comme malveillant et impacter le référencement</text:p>
          </table:table-cell>
          <table:table-cell office:value-type="string">
            <text:p>Ne pas essayer d'influencer le référencement avec des technique malhonnête </text:p>
          </table:table-cell>
          <table:table-cell office:value-type="string">
            <text:p>Supprimer les liens et textes cachés</text:p>
          </table:table-cell>
          <table:table-cell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Meta description</text:p>
          </table:table-cell>
          <table:table-cell office:value-type="string">
            <text:p>aucune description n'as été ajouter au site</text:p>
          </table:table-cell>
          <table:table-cell office:value-type="string">
            <text:p>Ajouter une description donne envie au internaute de cliquer sur le site et augmente le référencement</text:p>
          </table:table-cell>
          <table:table-cell office:value-type="string">
            <text:p>Ajout d'une description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O</text:p>
          </table:table-cell>
          <table:table-cell office:value-type="string">
            <text:p>Erreur dans les liens</text:p>
          </table:table-cell>
          <table:table-cell office:value-type="string">
            <text:p>Un des liens de navigation comporte une erreur de syntaxe</text:p>
          </table:table-cell>
          <table:table-cell office:value-type="string">
            <text:p>Utiliser les mots juste et un vocabulaire adapté</text:p>
          </table:table-cell>
          <table:table-cell office:value-type="string">
            <text:p>Modification du lien « page 2 » par « Contact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Optimisation</text:p>
          </table:table-cell>
          <table:table-cell office:value-type="string">
            <text:p>Image avec du texte</text:p>
          </table:table-cell>
          <table:table-cell office:value-type="string">
            <text:p>Les 2 images texte de l'index ne s'adapte pas sur mobile et peuvent être remplacer par du texte</text:p>
          </table:table-cell>
          <table:table-cell office:value-type="string">
            <text:p>Assurer de ne pas alourdir les page inutilement avec des images qui ralentisse le chargement du site</text:p>
          </table:table-cell>
          <table:table-cell office:value-type="string">
            <text:p>Remplacement des images qui contiennent du texte par du texte avec la <text:s/>même police d'écriture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Balise sémantique</text:p>
          </table:table-cell>
          <table:table-cell office:value-type="string">
            <text:p>Quasiment aucune sémantique n'est présente</text:p>
          </table:table-cell>
          <table:table-cell office:value-type="string">
            <text:p>Utilisation de balise sémantique « header, main, footer, section,... » pour améliorer le référencement et l'accessibilité</text:p>
          </table:table-cell>
          <table:table-cell table:style-name="ce7" office:value-type="string">
            <text:p>Ajouter des balises « header, main, footer, section » dans l'HTML 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Lien sans nom</text:p>
          </table:table-cell>
          <table:table-cell office:value-type="string">
            <text:p>Certains lien n'ont pas de nom et cela affecte le référencement et l'accessibilité</text:p>
          </table:table-cell>
          <table:table-cell table:number-columns-repeated="2" office:value-type="string">
            <text:p>Ajouter des textes alternatif aux liens et aux imag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ptimisation</text:p>
          </table:table-cell>
          <table:table-cell office:value-type="string">
            <text:p>CSS dans HTML</text:p>
          </table:table-cell>
          <table:table-cell office:value-type="string">
            <text:p>Utilisation de propriété CSS dans l'HTML</text:p>
          </table:table-cell>
          <table:table-cell office:value-type="string">
            <text:p>Séparer le HTML du CSS</text:p>
          </table:table-cell>
          <table:table-cell table:style-name="ce7" office:value-type="string">
            <text:p>Création de nouvelle « class » et déplacer les propriétés CSS du HTML dans le style.css</text:p>
          </table:table-cell>
          <table:table-cell office:value-type="string">
            <text:p>https://jaetheme.com/integration-html-seo/</text:p>
          </table:table-cell>
          <table:table-cell table:number-columns-repeated="1018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/>
          <table:table-cell office:value-type="string">
            <text:p>Barre de navigation</text:p>
          </table:table-cell>
          <table:table-cell office:value-type="string">
            <text:p>Erreur de syntaxe dans l'un des liens</text:p>
          </table:table-cell>
          <table:table-cell office:value-type="string">
            <text:p>Vérification du site sur W3C pour détecter les erreurs et les warning</text:p>
          </table:table-cell>
          <table:table-cell table:style-name="ce7" office:value-type="string">
            <text:p>Faire passer le site sur W3C sans détecter d'erreurs ou de warning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string">
            <text:p>Visibilité</text:p>
          </table:table-cell>
          <table:table-cell office:value-type="string">
            <text:p>Soucis d'utilisation de l'espace disponible</text:p>
          </table:table-cell>
          <table:table-cell office:value-type="string">
            <text:p>Profiter de la largeur ou de la longueur d'écran pour une meilleur lisibilité </text:p>
          </table:table-cell>
          <table:table-cell table:style-name="ce7" office:value-type="string">
            <text:p>Ajouter de la largeur ou de la longueur au bloc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CSS</text:p>
          </table:table-cell>
          <table:table-cell office:value-type="string">
            <text:p>Beaucoup de « class » ont la même propriété</text:p>
          </table:table-cell>
          <table:table-cell office:value-type="string">
            <text:p>Éviter les répétitions dans le CSS pour une meilleur compréhension et optimisation</text:p>
          </table:table-cell>
          <table:table-cell table:style-name="ce7" office:value-type="string">
            <text:p>Faire une clas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Image texte index</text:p>
          </table:table-cell>
          <table:table-cell office:value-type="string">
            <text:p>Image tronqué sur mobile</text:p>
          </table:table-cell>
          <table:table-cell office:value-type="string">
            <text:p>Adapter un bloc à la largeur de l'écran</text:p>
          </table:table-cell>
          <table:table-cell table:style-name="ce7" office:value-type="string">
            <text:p>Ajouter une « class » avec une propriété width pour chaque imag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DIV keywords</text:p>
          </table:table-cell>
          <table:table-cell office:value-type="string">
            <text:p>Problème de taille de police</text:p>
          </table:table-cell>
          <table:table-cell office:value-type="string">
            <text:p>Garder une cohérence de la police d'écriture sur tout le site</text:p>
          </table:table-cell>
          <table:table-cell table:style-name="ce7" office:value-type="string">
            <text:p>Modifier la taille de la police du bloc « keywords »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Barre de navigation P2</text:p>
          </table:table-cell>
          <table:table-cell office:value-type="string">
            <text:p>Manque de clarté dans la barre de navigation</text:p>
          </table:table-cell>
          <table:table-cell office:value-type="string">
            <text:p>Faire attention à la cohérence visuelle globale du site</text:p>
          </table:table-cell>
          <table:table-cell table:style-name="ce7" office:value-type="string">
            <text:p>Supprimer les blocs vide, supprimer les point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Bloc login p2</text:p>
          </table:table-cell>
          <table:table-cell office:value-type="string">
            <text:p>Manque de clarté dans le bloc login</text:p>
          </table:table-cell>
          <table:table-cell office:value-type="string">
            <text:p>Faire attention à la cohérence visuelle globale du site</text:p>
          </table:table-cell>
          <table:table-cell table:style-name="ce7" office:value-type="string">
            <text:p>Aligner le contenu et le recentrer, Ajouter un bold sur la police</text:p>
          </table:table-cell>
          <table:table-cell table:number-columns-repeated="1019"/>
        </table:table-row>
        <table:table-row table:style-name="ro1" table:number-rows-repeated="96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28/12/2021</text:date>, <text:time>14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8T14:45:07.54</dc:date>
    <meta:generator>OpenOffice/4.1.9$Win32 OpenOffice.org_project/419m1$Build-9805</meta:generator>
    <meta:editing-duration>PT11H40M46S</meta:editing-duration>
    <meta:editing-cycles>4</meta:editing-cycles>
    <meta:document-statistic meta:table-count="1" meta:cell-count="97" meta:object-count="0"/>
  </office:meta>
</office:document-meta>
</file>